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53483333333333cm"/>
    </style:style>
    <style:style style:name="co2" style:family="table-column">
      <style:table-column-properties fo:break-before="auto" style:column-width="2.9845cm" style:use-optimal-column-width="true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2.159cm" style:use-optimal-column-width="true"/>
    </style:style>
    <style:style style:name="co5" style:family="table-column">
      <style:table-column-properties fo:break-before="auto" style:column-width="3.15383333333333cm" style:use-optimal-column-width="true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6.858cm" style:use-optimal-column-width="true"/>
    </style:style>
    <style:style style:name="co8" style:family="table-column">
      <style:table-column-properties fo:break-before="auto" style:column-width="4.23333333333333cm" style:use-optimal-column-width="true"/>
    </style:style>
    <style:style style:name="co9" style:family="table-column">
      <style:table-column-properties fo:break-before="auto" style:column-width="3.00566666666667cm"/>
    </style:style>
    <style:style style:name="co10" style:family="table-column">
      <style:table-column-properties fo:break-before="auto" style:column-width="2.9421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74" table:default-cell-style-name="ce1"/>
        <table:table-row table:style-name="ro1">
          <table:table-cell office:value-type="string" table:style-name="ce1">
            <text:p>Ingrediente</text:p>
          </table:table-cell>
          <table:table-cell office:value-type="string" table:style-name="ce1">
            <text:p>Modificador</text:p>
          </table:table-cell>
          <table:table-cell office:value-type="string" table:style-name="ce1">
            <text:p>Cantidad</text:p>
          </table:table-cell>
          <table:table-cell office:value-type="string" table:style-name="ce1">
            <text:p>Medida</text:p>
          </table:table-cell>
          <table:table-cell office:value-type="string" table:style-name="ce1">
            <text:p>Medida Exacta (oz)</text:p>
          </table:table-cell>
          <table:table-cell office:value-type="string" table:style-name="ce1">
            <text:p>Opcional</text:p>
          </table:table-cell>
          <table:table-cell office:value-type="string" table:style-name="ce1">
            <text:p>Receta</text:p>
          </table:table-cell>
          <table:table-cell office:value-type="string" table:style-name="ce1">
            <text:p>Categoría</text:p>
          </table:table-cell>
          <table:table-cell office:value-type="string" table:style-name="ce1">
            <text:p>Subcategoría</text:p>
          </table:table-cell>
          <table:table-cell office:value-type="string" table:style-name="ce1">
            <text:p>Preparació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ceite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yonesa Cocinad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Baño Marí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arina de Trigo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yonesa Cocinad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Baño Marí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office:value-type="float" office:value="0.17" table:style-name="ce1">
            <text:p>0.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yonesa Cocinad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Baño Marí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zúcar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ita</text:p>
          </table:table-cell>
          <table:table-cell office:value-type="float" office:value="0.34" table:style-name="ce1">
            <text:p>0.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yonesa Cocinad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Baño Marí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imienta</text:p>
          </table:table-cell>
          <table:table-cell table:style-name="ce1"/>
          <table:table-cell office:value-type="float" office:value="0.125" table:style-name="ce1">
            <text:p>0.125</text:p>
          </table:table-cell>
          <table:table-cell office:value-type="string" table:style-name="ce1">
            <text:p>cucharadita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yonesa Cocinad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Baño Marí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imentón</text:p>
          </table:table-cell>
          <table:table-cell table:style-name="ce1"/>
          <table:table-cell office:value-type="float" office:value="0.125" table:style-name="ce1">
            <text:p>0.125</text:p>
          </table:table-cell>
          <table:table-cell office:value-type="string" table:style-name="ce1">
            <text:p>cucharadita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yonesa Cocinad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Baño Marí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che</text:p>
          </table:table-cell>
          <table:table-cell table:style-name="ce1"/>
          <table:table-cell office:value-type="float" office:value="0.75" table:style-name="ce1">
            <text:p>0.75</text:p>
          </table:table-cell>
          <table:table-cell office:value-type="string" table:style-name="ce1">
            <text:p>taz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yonesa Cocinad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Baño Marí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uevo</text:p>
          </table:table-cell>
          <table:table-cell office:value-type="string" table:style-name="ce1">
            <text:p>Yem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nidad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yonesa Cocinad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Baño Marí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nagr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yonesa Cocinad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Baño Marí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ón</text:p>
          </table:table-cell>
          <table:table-cell office:value-type="string" table:style-name="ce1">
            <text:p>Jug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office:value-type="float" office:value="0.17" table:style-name="ce1">
            <text:p>0.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yonesa Cocinad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Baño Marí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ceite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yonesa Económic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arina de Trigo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yonesa Económic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office:value-type="float" office:value="0.17" table:style-name="ce1">
            <text:p>0.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yonesa Económic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zúcar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ita</text:p>
          </table:table-cell>
          <table:table-cell office:value-type="float" office:value="0.34" table:style-name="ce1">
            <text:p>0.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yonesa Económic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imentón</text:p>
          </table:table-cell>
          <table:table-cell table:style-name="ce1"/>
          <table:table-cell office:value-type="float" office:value="0.125" table:style-name="ce1">
            <text:p>0.125</text:p>
          </table:table-cell>
          <table:table-cell office:value-type="string" table:style-name="ce1">
            <text:p>cucharadita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yonesa Económic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che</text:p>
          </table:table-cell>
          <table:table-cell table:style-name="ce1"/>
          <table:table-cell office:value-type="float" office:value="0.75" table:style-name="ce1">
            <text:p>0.75</text:p>
          </table:table-cell>
          <table:table-cell office:value-type="string" table:style-name="ce1">
            <text:p>taz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yonesa Económic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uevo</text:p>
          </table:table-cell>
          <table:table-cell office:value-type="string" table:style-name="ce1">
            <text:p>Yem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nidad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yonesa Económic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nagr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yonesa Económic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guacate</text:p>
          </table:table-cell>
          <table:table-cell office:value-type="string" table:style-name="ce1">
            <text:p>Puré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yonesa de Aguacat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yonesa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yonesa de Aguacat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ceite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cucharad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yonesa de Aguacat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nagre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yonesa de Aguacat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ón</text:p>
          </table:table-cell>
          <table:table-cell office:value-type="string" table:style-name="ce1">
            <text:p>Jug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yonesa de Aguacat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office:value-type="float" office:value="0.17" table:style-name="ce1">
            <text:p>0.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yonesa de Aguacat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imentón</text:p>
          </table:table-cell>
          <table:table-cell table:style-name="ce1"/>
          <table:table-cell office:value-type="float" office:value="0.125" table:style-name="ce1">
            <text:p>0.125</text:p>
          </table:table-cell>
          <table:table-cell office:value-type="string" table:style-name="ce1">
            <text:p>cucharadita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yonesa de Aguacat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ijol</text:p>
          </table:table-cell>
          <table:table-cell table:style-name="ce1"/>
          <table:table-cell office:value-type="float" office:value="0.125" table:style-name="ce1">
            <text:p>0.125</text:p>
          </table:table-cell>
          <table:table-cell office:value-type="string" table:style-name="ce1">
            <text:p>cucharadita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yonesa de Aguacat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ija</text:p>
          </table:table-cell>
          <table:table-cell table:style-name="ce1"/>
          <table:table-cell office:value-type="float" office:value="0.125" table:style-name="ce1">
            <text:p>0.125</text:p>
          </table:table-cell>
          <table:table-cell office:value-type="string" table:style-name="ce1">
            <text:p>cucharadita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yonesa de Aguacat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imienta</text:p>
          </table:table-cell>
          <table:table-cell office:value-type="string" table:style-name="ce1">
            <text:p>Molida</text:p>
          </table:table-cell>
          <table:table-cell office:value-type="float" office:value="0.125" table:style-name="ce1">
            <text:p>0.125</text:p>
          </table:table-cell>
          <table:table-cell office:value-type="string" table:style-name="ce1">
            <text:p>cucharadita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yonesa de Aguacat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ebolla</text:p>
          </table:table-cell>
          <table:table-cell office:value-type="string" table:style-name="ce1">
            <text:p>Molid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yonesa de Aguacat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ebollino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yonesa de Aguacat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jo Puerro</text:p>
          </table:table-cell>
          <table:table-cell office:value-type="string" table:style-name="ce1">
            <text:p>Picad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yonesa de Aguacat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ceite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yonesa Sin Huevo 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arina de Trigo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yonesa Sin Huevo 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ita</text:p>
          </table:table-cell>
          <table:table-cell office:value-type="float" office:value="0.34" table:style-name="ce1">
            <text:p>0.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yonesa Sin Huevo 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ebolla<text:s/></text:p>
          </table:table-cell>
          <table:table-cell office:value-type="string" table:style-name="ce1">
            <text:p>Rallad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office:value-type="float" office:value="0.17" table:style-name="ce1">
            <text:p>0.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yonesa Sin Huevo 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ebolla<text:s/></text:p>
          </table:table-cell>
          <table:table-cell office:value-type="string" table:style-name="ce1">
            <text:p>Jug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office:value-type="float" office:value="0.17" table:style-name="ce1">
            <text:p>0.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yonesa Sin Huevo 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alabaza</text:p>
          </table:table-cell>
          <table:table-cell office:value-type="string" table:style-name="ce1">
            <text:p>Agua de Cocción</text:p>
          </table:table-cell>
          <table:table-cell office:value-type="float" office:value="0.75" table:style-name="ce1">
            <text:p>0.75</text:p>
          </table:table-cell>
          <table:table-cell office:value-type="string" table:style-name="ce1">
            <text:p>taz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yonesa Sin Huevo 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alabaza</text:p>
          </table:table-cell>
          <table:table-cell office:value-type="string" table:style-name="ce1">
            <text:p>Puré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yonesa Sin Huevo 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nagr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yonesa Sin Huevo 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ón</text:p>
          </table:table-cell>
          <table:table-cell office:value-type="string" table:style-name="ce1">
            <text:p>Jug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yonesa Sin Huevo 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imentón</text:p>
          </table:table-cell>
          <table:table-cell table:style-name="ce1"/>
          <table:table-cell office:value-type="float" office:value="0.125" table:style-name="ce1">
            <text:p>0.125</text:p>
          </table:table-cell>
          <table:table-cell office:value-type="string" table:style-name="ce1">
            <text:p>cucharadita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yonesa Sin Huevo 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cucharadita</text:p>
          </table:table-cell>
          <table:table-cell office:value-type="float" office:value="8.5000000000000006E-2" table:style-name="ce1">
            <text:p>0.08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yonesa Sin Huevo I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Bati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zúcar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cucharadita</text:p>
          </table:table-cell>
          <table:table-cell office:value-type="float" office:value="8.5000000000000006E-2" table:style-name="ce1">
            <text:p>0.08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yonesa Sin Huevo I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Bati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imentón</text:p>
          </table:table-cell>
          <table:table-cell table:style-name="ce1"/>
          <table:table-cell office:value-type="float" office:value="0.125" table:style-name="ce1">
            <text:p>0.125</text:p>
          </table:table-cell>
          <table:table-cell office:value-type="string" table:style-name="ce1">
            <text:p>cucharadita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yonesa Sin Huevo I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Bati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ostaza</text:p>
          </table:table-cell>
          <table:table-cell table:style-name="ce1"/>
          <table:table-cell office:value-type="float" office:value="0.125" table:style-name="ce1">
            <text:p>0.125</text:p>
          </table:table-cell>
          <table:table-cell office:value-type="string" table:style-name="ce1">
            <text:p>cucharadita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yonesa Sin Huevo I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Bati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nagr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yonesa Sin Huevo I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Bati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ón</text:p>
          </table:table-cell>
          <table:table-cell office:value-type="string" table:style-name="ce1">
            <text:p>Jug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yonesa Sin Huevo I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Bati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che</text:p>
          </table:table-cell>
          <table:table-cell office:value-type="string" table:style-name="ce1">
            <text:p>Evaporada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taz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yonesa Sin Huevo I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Bati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cei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yonesa Sin Huevo I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Bati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yones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yonesa Guaicanamar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Queso</text:p>
          </table:table-cell>
          <table:table-cell office:value-type="string" table:style-name="ce1">
            <text:p>Crem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ayonesa Guaicanamar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Queso</text:p>
          </table:table-cell>
          <table:table-cell office:value-type="string" table:style-name="ce1">
            <text:p>Azul Guaicanam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ayonesa Guaicanamar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jo</text:p>
          </table:table-cell>
          <table:table-cell office:value-type="string" table:style-name="ce1">
            <text:p>Dient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nidad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Guaicanamar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on</text:p>
          </table:table-cell>
          <table:table-cell office:value-type="string" table:style-name="ce1">
            <text:p>Jug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office:value-type="float" office:value="0.17" table:style-name="ce1">
            <text:p>0.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yonesa Guaicanamar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nagr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office:value-type="float" office:value="0.17" table:style-name="ce1">
            <text:p>0.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yonesa Guaicanamar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alsa Pican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office:value-type="float" office:value="0.17" table:style-name="ce1">
            <text:p>0.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yonesa Guaicanamar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alsa Chin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office:value-type="float" office:value="0.17" table:style-name="ce1">
            <text:p>0.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yonesa Guaicanamar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zúcar</text:p>
          </table:table-cell>
          <table:table-cell office:value-type="string" table:style-name="ce1">
            <text:p>Prieta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taz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Agridulce Simpl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nagre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taz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Agridulce Simpl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gua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taza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lsa Agridulce Simpl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iña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taza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lsa Agridulce Simpl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aranja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taza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lsa Agridulce Simpl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ndarina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taza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lsa Agridulce Simpl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icen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Agridulce Simpl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alsa Chin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Agridulce Simpl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ebolla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unidad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alsa Agridulce Compuest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imiento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unidad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alsa Agridulce Compuest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cei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lsa Agridulce Compuest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ntec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lsa Agridulce Compuest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zúcar</text:p>
          </table:table-cell>
          <table:table-cell office:value-type="string" table:style-name="ce1">
            <text:p>Prieta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taz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Agridulce Compuest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nagre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taz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Agridulce Compuest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icen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Agridulce Compuest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gua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taza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lsa Agridulce Compuest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aldo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taza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lsa Agridulce Compuest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ruta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taza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lsa Agridulce Compuest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omate</text:p>
          </table:table-cell>
          <table:table-cell office:value-type="string" table:style-name="ce1">
            <text:p>Sa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lsa Agridulce Compuest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atsup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lsa Agridulce Compuest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ta Nuov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lsa Agridulce Compuest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alsa Chin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Agridulce Compuest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office:value-type="float" office:value="0.17" table:style-name="ce1">
            <text:p>0.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Al Minuto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lavos de Olor</text:p>
          </table:table-cell>
          <table:table-cell office:value-type="string" table:style-name="ce1">
            <text:p>Machacad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nidad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l Minuto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zúcar</text:p>
          </table:table-cell>
          <table:table-cell office:value-type="string" table:style-name="ce1">
            <text:p>Priet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ucharadita</text:p>
          </table:table-cell>
          <table:table-cell office:value-type="float" office:value="0.51" table:style-name="ce1">
            <text:p>0.5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Al Minuto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icen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Al Minuto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omate</text:p>
          </table:table-cell>
          <table:table-cell office:value-type="string" table:style-name="ce1">
            <text:p>Past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Al Minuto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yones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cucharada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Al Minuto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jo</text:p>
          </table:table-cell>
          <table:table-cell office:value-type="string" table:style-name="ce1">
            <text:p>Dient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unidad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liol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.5" table:style-name="ce1">
            <text:p>1.5</text:p>
          </table:table-cell>
          <table:table-cell office:value-type="string" table:style-name="ce1">
            <text:p>cucharadita</text:p>
          </table:table-cell>
          <table:table-cell office:value-type="float" office:value="0.255" table:style-name="ce1">
            <text:p>0.2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Aliol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ceite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Aliol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nagre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ita</text:p>
          </table:table-cell>
          <table:table-cell office:value-type="float" office:value="0.34" table:style-name="ce1">
            <text:p>0.3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lsa Aliol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ón</text:p>
          </table:table-cell>
          <table:table-cell office:value-type="string" table:style-name="ce1">
            <text:p>Jug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ucharadita</text:p>
          </table:table-cell>
          <table:table-cell office:value-type="float" office:value="0.34" table:style-name="ce1">
            <text:p>0.3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lsa Aliol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jo</text:p>
          </table:table-cell>
          <table:table-cell office:value-type="string" table:style-name="ce1">
            <text:p>Dientes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unidad</text:p>
          </table:table-cell>
          <table:table-cell table:number-columns-repeated="2" table:style-name="ce1"/>
          <table:table-cell office:value-type="string" table:style-name="ce1">
            <text:p>Salsa Alioli con Aguacat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2.5" table:style-name="ce1">
            <text:p>2.5</text:p>
          </table:table-cell>
          <table:table-cell office:value-type="string" table:style-name="ce1">
            <text:p>cucharadita</text:p>
          </table:table-cell>
          <table:table-cell office:value-type="float" office:value="0.42499999999999999" table:style-name="ce1">
            <text:p>0.4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Alioli con Aguacat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ceite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Alioli con Aguacat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nagre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ita</text:p>
          </table:table-cell>
          <table:table-cell office:value-type="float" office:value="0.34" table:style-name="ce1">
            <text:p>0.3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lsa Alioli con Aguacat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ón</text:p>
          </table:table-cell>
          <table:table-cell office:value-type="string" table:style-name="ce1">
            <text:p>Jug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ucharadita</text:p>
          </table:table-cell>
          <table:table-cell office:value-type="float" office:value="0.34" table:style-name="ce1">
            <text:p>0.3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lsa Alioli con Aguacat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guacate</text:p>
          </table:table-cell>
          <table:table-cell office:value-type="string" table:style-name="ce1">
            <text:p>Puré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Alioli con Aguacat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jo</text:p>
          </table:table-cell>
          <table:table-cell office:value-type="string" table:style-name="ce1">
            <text:p>Dientes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unidad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lioli con Mayonesa 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Bati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itas</text:p>
          </table:table-cell>
          <table:table-cell office:value-type="float" office:value="0.34" table:style-name="ce1">
            <text:p>0.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Alioli con Mayonesa 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Bati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uevo</text:p>
          </table:table-cell>
          <table:table-cell office:value-type="string" table:style-name="ce1">
            <text:p>Yem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lioli con Mayonesa 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Bati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ceite</text:p>
          </table:table-cell>
          <table:table-cell table:style-name="ce1"/>
          <table:table-cell office:value-type="float" office:value="0.75" table:style-name="ce1">
            <text:p>0.75</text:p>
          </table:table-cell>
          <table:table-cell office:value-type="string" table:style-name="ce1">
            <text:p>taz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Alioli con Mayonesa 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Bati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nagre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ita</text:p>
          </table:table-cell>
          <table:table-cell office:value-type="float" office:value="0.34" table:style-name="ce1">
            <text:p>0.3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lsa Alioli con Mayonesa 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Bati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ón</text:p>
          </table:table-cell>
          <table:table-cell office:value-type="string" table:style-name="ce1">
            <text:p>Jug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ucharadita</text:p>
          </table:table-cell>
          <table:table-cell office:value-type="float" office:value="0.34" table:style-name="ce1">
            <text:p>0.3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lsa Alioli con Mayonesa 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Bati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jo</text:p>
          </table:table-cell>
          <table:table-cell office:value-type="string" table:style-name="ce1">
            <text:p>Dient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unidad</text:p>
          </table:table-cell>
          <table:table-cell table:number-columns-repeated="2" table:style-name="ce1"/>
          <table:table-cell office:value-type="string" table:style-name="ce1">
            <text:p>Salsa Alioli con Mayonesa I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Bati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nagr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office:value-type="float" office:value="0.17" table:style-name="ce1">
            <text:p>0.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lsa Alioli con Mayonesa I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Bati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ón</text:p>
          </table:table-cell>
          <table:table-cell office:value-type="string" table:style-name="ce1">
            <text:p>Jug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office:value-type="float" office:value="0.17" table:style-name="ce1">
            <text:p>0.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lsa Alioli con Mayonesa I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Bati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cucharadita</text:p>
          </table:table-cell>
          <table:table-cell office:value-type="float" office:value="8.5000000000000006E-2" table:style-name="ce1">
            <text:p>0.08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Alioli con Mayonesa I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Bati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yones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Alioli con Mayonesa I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Bati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ntequilla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charadas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Banc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arina de Trigo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charadas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Banc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aldo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azas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Banc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office:value-type="float" office:value="0.17" table:style-name="ce1">
            <text:p>0.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Banc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nagr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Catsup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lavos Entero</text:p>
          </table:table-cell>
          <table:table-cell table:style-name="ce1"/>
          <table:table-cell office:value-type="float" office:value="1.5" table:style-name="ce1">
            <text:p>1.5</text:p>
          </table:table-cell>
          <table:table-cell office:value-type="string" table:style-name="ce1">
            <text:p>cucharadita</text:p>
          </table:table-cell>
          <table:table-cell office:value-type="float" office:value="0.255" table:style-name="ce1">
            <text:p>0.2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Catsup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anela</text:p>
          </table:table-cell>
          <table:table-cell office:value-type="string" table:style-name="ce1">
            <text:p>Rama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cucharadita</text:p>
          </table:table-cell>
          <table:table-cell office:value-type="float" office:value="0.255" table:style-name="ce1">
            <text:p>0.2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Catsup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pio</text:p>
          </table:table-cell>
          <table:table-cell office:value-type="string" table:style-name="ce1">
            <text:p>Rama Pequeñ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Catsup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imienta<text:s/></text:p>
          </table:table-cell>
          <table:table-cell office:value-type="string" table:style-name="ce1">
            <text:p>Dulce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cucharadita</text:p>
          </table:table-cell>
          <table:table-cell office:value-type="float" office:value="0.85" table:style-name="ce1">
            <text:p>0.8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Catsup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omate</text:p>
          </table:table-cell>
          <table:table-cell office:value-type="string" table:style-name="ce1">
            <text:p>Madu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bras</text:p>
          </table:table-cell>
          <table:table-cell office:value-type="float" office:value="128" table:style-name="ce1">
            <text:p>1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Catsup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ebolla</text:p>
          </table:table-cell>
          <table:table-cell office:value-type="string" table:style-name="ce1">
            <text:p>Rueda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Catsup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imienta</text:p>
          </table:table-cell>
          <table:table-cell office:value-type="string" table:style-name="ce1">
            <text:p>Molida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cucharadita</text:p>
          </table:table-cell>
          <table:table-cell office:value-type="float" office:value="4.2500000000000003E-2" table:style-name="ce1">
            <text:p>0.04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Catsup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zúcar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taz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Catsup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charadita</text:p>
          </table:table-cell>
          <table:table-cell office:value-type="float" office:value="0.68" table:style-name="ce1">
            <text:p>0.6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Catsup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ta Nuov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Coral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gu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Coral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icen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Coral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cei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lsa Coral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ntec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lsa Coral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zúcar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ita</text:p>
          </table:table-cell>
          <table:table-cell office:value-type="float" office:value="0.34" table:style-name="ce1">
            <text:p>0.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Coral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office:value-type="float" office:value="0.17" table:style-name="ce1">
            <text:p>0.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Coral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ón</text:p>
          </table:table-cell>
          <table:table-cell office:value-type="string" table:style-name="ce1">
            <text:p>Jug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ucharadita</text:p>
          </table:table-cell>
          <table:table-cell office:value-type="float" office:value="0.17" table:style-name="ce1">
            <text:p>0.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lsa Coral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nagre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cucharadita</text:p>
          </table:table-cell>
          <table:table-cell office:value-type="float" office:value="0.17" table:style-name="ce1">
            <text:p>0.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lsa Coral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ntequilla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taz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de Mantequill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ebolla</text:p>
          </table:table-cell>
          <table:table-cell office:value-type="string" table:style-name="ce1">
            <text:p>Picad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lsa de Mantequill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ebollino</text:p>
          </table:table-cell>
          <table:table-cell office:value-type="string" table:style-name="ce1">
            <text:p>Picad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lsa de Mantequill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erejil</text:p>
          </table:table-cell>
          <table:table-cell office:value-type="string" table:style-name="ce1">
            <text:p>Picad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lsa de Mantequill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ón</text:p>
          </table:table-cell>
          <table:table-cell office:value-type="string" table:style-name="ce1">
            <text:p>Jug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lsa de Mantequill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no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cucharad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lsa de Mantequill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office:value-type="float" office:value="0.17" table:style-name="ce1">
            <text:p>0.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de Mantequill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imienta</text:p>
          </table:table-cell>
          <table:table-cell office:value-type="string" table:style-name="ce1">
            <text:p>Molida</text:p>
          </table:table-cell>
          <table:table-cell office:value-type="float" office:value="0.125" table:style-name="ce1">
            <text:p>0.125</text:p>
          </table:table-cell>
          <table:table-cell office:value-type="string" table:style-name="ce1">
            <text:p>cucharadita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de Mantequill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Mantequill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cucharada<text:s/>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de Queso 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Harina de Trigo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cucharada<text:s/>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de Queso 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eche</text:p>
          </table:table-cell>
          <table:table-cell table:style-name="ce1"/>
          <table:table-cell office:value-type="float" office:value="1.5" table:style-name="ce1">
            <text:p>1.5</text:p>
          </table:table-cell>
          <table:table-cell office:value-type="string" table:style-name="ce1">
            <text:p>taz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de Queso 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Queso</text:p>
          </table:table-cell>
          <table:table-cell office:value-type="string" table:style-name="ce1">
            <text:p>Amarillo<text:s/>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libras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lsa de Queso 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Queso</text:p>
          </table:table-cell>
          <table:table-cell office:value-type="string" table:style-name="ce1">
            <text:p>Proceso</text:p>
          </table:table-cell>
          <table:table-cell office:value-type="float" office:value="1.25" table:style-name="ce1">
            <text:p>1.25</text:p>
          </table:table-cell>
          <table:table-cell office:value-type="string" table:style-name="ce1">
            <text:p>libras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lsa de Queso 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Huevo</text:p>
          </table:table-cell>
          <table:table-cell office:value-type="string" table:style-name="ce1">
            <text:p>Yem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unidad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Queso 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al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string" table:style-name="ce1">
            <text:p>cucharadita</text:p>
          </table:table-cell>
          <table:table-cell office:value-type="float" office:value="4.2500000000000003E-2" table:style-name="ce1">
            <text:p>0.04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de Queso 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Mantequill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de Queso I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Harina de Trigo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de Queso I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Pimentón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cucharadita</text:p>
          </table:table-cell>
          <table:table-cell office:value-type="float" office:value="8.5000000000000006E-2" table:style-name="ce1">
            <text:p>0.08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de Queso I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al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cucharadita</text:p>
          </table:table-cell>
          <table:table-cell office:value-type="float" office:value="8.5000000000000006E-2" table:style-name="ce1">
            <text:p>0.08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de Queso I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Pimienta</text:p>
          </table:table-cell>
          <table:table-cell office:value-type="string" table:style-name="ce1">
            <text:p>Molida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cucharadita</text:p>
          </table:table-cell>
          <table:table-cell office:value-type="float" office:value="4.2500000000000003E-2" table:style-name="ce1">
            <text:p>0.04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de Queso I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ech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de Queso I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Queso<text:s/></text:p>
          </table:table-cell>
          <table:table-cell office:value-type="string" table:style-name="ce1">
            <text:p>Proceso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libras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de Queso I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Aceite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de Yogur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Mantec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de Yogur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arne</text:p>
          </table:table-cell>
          <table:table-cell office:value-type="string" table:style-name="ce1">
            <text:p>Hervida y Moli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de Yogur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aldo</text:p>
          </table:table-cell>
          <table:table-cell table:style-name="ce1"/>
          <table:table-cell office:value-type="float" office:value="1.5" table:style-name="ce1">
            <text:p>1.5</text:p>
          </table:table-cell>
          <table:table-cell office:value-type="string" table:style-name="ce1">
            <text:p>taz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de Yogur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Maicen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de Yogur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al</text:p>
          </table:table-cell>
          <table:table-cell table:style-name="ce1"/>
          <table:table-cell office:value-type="float" office:value="1.5" table:style-name="ce1">
            <text:p>1.5</text:p>
          </table:table-cell>
          <table:table-cell office:value-type="string" table:style-name="ce1">
            <text:p>cucharadita</text:p>
          </table:table-cell>
          <table:table-cell office:value-type="float" office:value="0.2525" table:style-name="ce1">
            <text:p>0.25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de Yogur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Pimienta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cucharadita</text:p>
          </table:table-cell>
          <table:table-cell office:value-type="float" office:value="8.5000000000000006E-2" table:style-name="ce1">
            <text:p>0.08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de Yogur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gur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cucharadas</text:p>
          </table:table-cell>
          <table:table-cell office:value-type="float" office:value="2.5" table:style-name="ce1">
            <text:p>2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de Yogur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Azúca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de Yogur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Vinagre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ita</text:p>
          </table:table-cell>
          <table:table-cell office:value-type="float" office:value="0.34" table:style-name="ce1">
            <text:p>0.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de Yogur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Mantequilla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string" table:style-name="ce1">
            <text:p>libras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Holandes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Baño Marí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Huevo</text:p>
          </table:table-cell>
          <table:table-cell office:value-type="string" table:style-name="ce1">
            <text:p>Yem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nidad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Holandes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Baño Marí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al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ita</text:p>
          </table:table-cell>
          <table:table-cell office:value-type="float" office:value="0.34" table:style-name="ce1">
            <text:p>0.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Holandes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Baño Marí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Pimienta</text:p>
          </table:table-cell>
          <table:table-cell office:value-type="string" table:style-name="ce1">
            <text:p>Molida</text:p>
          </table:table-cell>
          <table:table-cell office:value-type="float" office:value="0.125" table:style-name="ce1">
            <text:p>0.125</text:p>
          </table:table-cell>
          <table:table-cell office:value-type="string" table:style-name="ce1">
            <text:p>cucharadita</text:p>
          </table:table-cell>
          <table:table-cell office:value-type="float" office:value="2.1250000000000002E-2" table:style-name="ce1">
            <text:p>0.021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Holandes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Baño Marí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imón</text:p>
          </table:table-cell>
          <table:table-cell office:value-type="string" table:style-name="ce1">
            <text:p>Jug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Holandes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Baño Marí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alsa China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cucharadita</text:p>
          </table:table-cell>
          <table:table-cell office:value-type="float" office:value="8.2500000000000004E-2" table:style-name="ce1">
            <text:p>0.08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para acompañar pescado o mariscos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atsup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string" table:style-name="ce1">
            <text:p>taz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para acompañar pescado o mariscos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Mayonesa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string" table:style-name="ce1">
            <text:p>taz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para acompañar pescado o mariscos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Ajo</text:p>
          </table:table-cell>
          <table:table-cell office:value-type="string" table:style-name="ce1">
            <text:p>Dient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unidad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Verd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Perejil</text:p>
          </table:table-cell>
          <table:table-cell office:value-type="string" table:style-name="ce1">
            <text:p>Picad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Verd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Aceite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taz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sa Verd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al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Verd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Pimient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Verd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s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Papa</text:p>
          </table:table-cell>
          <table:table-cell office:value-type="string" table:style-name="ce1">
            <text:p>Grand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unidad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Bocaditos de Pap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office:value-type="string" table:style-name="ce1">
            <text:p>Hervir y Freir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pam</text:p>
          </table:table-cell>
          <table:table-cell office:value-type="string" table:style-name="ce1">
            <text:p>Lata Chic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Bocaditos de Pap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office:value-type="string" table:style-name="ce1">
            <text:p>Aplastar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Mantequill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caditos de Pap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Mostaz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caditos de Pap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Mayones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caditos de Pap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Huevo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unidad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Bocaditos de Pap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al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string" table:style-name="ce1">
            <text:p>cucharadita</text:p>
          </table:table-cell>
          <table:table-cell office:value-type="float" office:value="4.2500000000000003E-2" table:style-name="ce1">
            <text:p>0.04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ocaditos de Pap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office:value-type="string" table:style-name="ce1">
            <text:p>Mezcl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Pap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libras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oqueta de papa, col y zanahori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office:value-type="string" table:style-name="ce1">
            <text:p>Hervir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Acei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roqueta de papa, col y zanahori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Mantec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roqueta de papa, col y zanahori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Ajo Puerro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roqueta de papa, col y zanahori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eboll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roqueta de papa, col y zanahori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Ají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roqueta de papa, col y zanahori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Pimiento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roqueta de papa, col y zanahori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Tomate</text:p>
          </table:table-cell>
          <table:table-cell office:value-type="string" table:style-name="ce1">
            <text:p>Puré</text:p>
          </table:table-cell>
          <table:table-cell office:value-type="float" office:value="0.33" table:style-name="ce1">
            <text:p>0.33</text:p>
          </table:table-cell>
          <table:table-cell office:value-type="string" table:style-name="ce1">
            <text:p>taza</text:p>
          </table:table-cell>
          <table:table-cell office:value-type="float" office:value="2.67" table:style-name="ce1">
            <text:p>2.6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oqueta de papa, col y zanahori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Huev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Croqueta de papa, col y zanahori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office:value-type="string" table:style-name="ce1">
            <text:p>Rebosad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al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cucharadita</text:p>
          </table:table-cell>
          <table:table-cell office:value-type="float" office:value="0.51" table:style-name="ce1">
            <text:p>0.5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oqueta de papa, col y zanahori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Vino Sec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office:value-type="float" office:value="0.17" table:style-name="ce1">
            <text:p>0.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oqueta de papa, col y zanahori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Pimienta</text:p>
          </table:table-cell>
          <table:table-cell table:style-name="ce1"/>
          <table:table-cell office:value-type="float" office:value="0.125" table:style-name="ce1">
            <text:p>0.125</text:p>
          </table:table-cell>
          <table:table-cell office:value-type="string" table:style-name="ce1">
            <text:p>cucharadita</text:p>
          </table:table-cell>
          <table:table-cell office:value-type="float" office:value="2.1250000000000002E-2" table:style-name="ce1">
            <text:p>0.021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oqueta de papa, col y zanahori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ol</text:p>
          </table:table-cell>
          <table:table-cell office:value-type="string" table:style-name="ce1">
            <text:p>Corta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oqueta de papa, col y zanahori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Zanahoria</text:p>
          </table:table-cell>
          <table:table-cell office:value-type="string" table:style-name="ce1">
            <text:p>Rallado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taz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oqueta de papa, col y zanahori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Galleta</text:p>
          </table:table-cell>
          <table:table-cell office:value-type="string" table:style-name="ce1">
            <text:p>Moli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oqueta de papa, col y zanahori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office:value-type="string" table:style-name="ce1">
            <text:p>Rebosad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Papa</text:p>
          </table:table-cell>
          <table:table-cell office:value-type="string" table:style-name="ce1">
            <text:p>Puré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ritura de pap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office:value-type="float" office:value="0.17" table:style-name="ce1">
            <text:p>0.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ritura de pap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Huev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table:number-columns-repeated="2" table:style-name="ce1"/>
          <table:table-cell office:value-type="string" table:style-name="ce1">
            <text:p>Fritura de pap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Pap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libras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pas a la Marselles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office:value-type="float" office:value="0.17" table:style-name="ce1">
            <text:p>0.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pas a la Marselles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Pimienta</text:p>
          </table:table-cell>
          <table:table-cell table:style-name="ce1"/>
          <table:table-cell office:value-type="float" office:value="0.125" table:style-name="ce1">
            <text:p>0.125</text:p>
          </table:table-cell>
          <table:table-cell office:value-type="string" table:style-name="ce1">
            <text:p>cucharadita</text:p>
          </table:table-cell>
          <table:table-cell office:value-type="float" office:value="2.1250000000000002E-2" table:style-name="ce1">
            <text:p>0.021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pas a la Marselles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Vinagr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pas a la Marselles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Aceite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cucharada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pas a la Marselles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Mantec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cucharada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pas a la Marselles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Pap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libras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pas a la Valencian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Aceite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pas a la Valencian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Manteca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pas a la Valencian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ebolla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pas a la Valencian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Ají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pas a la Valencian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Perejil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pas a la Valencian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Vino Seco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pas a la Valencian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Vinagr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pas a la Valencian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pas a la Valencian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Pimienta</text:p>
          </table:table-cell>
          <table:table-cell office:value-type="string" table:style-name="ce1">
            <text:p>Molida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cucharadita</text:p>
          </table:table-cell>
          <table:table-cell office:value-type="float" office:value="4.2500000000000003E-2" table:style-name="ce1">
            <text:p>0.04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pas a la Valencian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omino</text:p>
          </table:table-cell>
          <table:table-cell office:value-type="string" table:style-name="ce1">
            <text:p>Molido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cucharadita</text:p>
          </table:table-cell>
          <table:table-cell office:value-type="float" office:value="4.2500000000000003E-2" table:style-name="ce1">
            <text:p>0.04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pas a la Valencian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Orégano</text:p>
          </table:table-cell>
          <table:table-cell office:value-type="string" table:style-name="ce1">
            <text:p>En Flor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cucharadita</text:p>
          </table:table-cell>
          <table:table-cell office:value-type="float" office:value="4.2500000000000003E-2" table:style-name="ce1">
            <text:p>0.04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pas a la Valencian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Agu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pas a la Valencian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aldo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pas a la Valencian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office:value-type="string" table:style-name="ce1">
            <text:p>Fuego</text:p>
          </table:table-cell>
          <table:table-cell table:number-columns-repeated="16374"/>
        </table:table-row>
        <table:table-row table:number-rows-repeated="10483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Root</meta:initial-creator>
    <dc:creator>Claudia Olavarrieta</dc:creator>
    <meta:creation-date>2023-05-12T02:33:21Z</meta:creation-date>
    <dc:date>2023-05-16T03:12:38Z</dc:date>
  </office:meta>
</office:document-meta>
</file>